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bdc8d" officeooo:paragraph-rsid="000bdc8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officeooo:rsid="000bdc8d" officeooo:paragraph-rsid="000bdc8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officeooo:rsid="001b5ead" officeooo:paragraph-rsid="001b5ea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officeooo:rsid="001b5ead" officeooo:paragraph-rsid="001cc0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officeooo:rsid="0002e30a" officeooo:paragraph-rsid="0002e30a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ca290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0ca290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ef800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0ff9f1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 style:list-style-name="L7">
      <style:paragraph-properties fo:text-align="start" style:justify-single-word="false"/>
    </style:style>
    <style:style style:name="P12" style:family="paragraph" style:parent-style-name="Standard">
      <style:text-properties fo:font-size="12pt" officeooo:rsid="000bdc8d" officeooo:paragraph-rsid="000bdc8d" style:font-size-asian="12pt" style:font-size-complex="12pt"/>
    </style:style>
    <style:style style:name="P13" style:family="paragraph" style:parent-style-name="Standard">
      <style:text-properties fo:font-size="12pt" officeooo:rsid="0002e30a" officeooo:paragraph-rsid="0002e30a" style:font-size-asian="12pt" style:font-size-complex="12pt"/>
    </style:style>
    <style:style style:name="P14" style:family="paragraph" style:parent-style-name="Standard">
      <style:text-properties fo:font-size="12pt" officeooo:rsid="0002e30a" officeooo:paragraph-rsid="0023d47b" style:font-size-asian="12pt" style:font-size-complex="12pt"/>
    </style:style>
    <style:style style:name="P15" style:family="paragraph" style:parent-style-name="Standard">
      <style:text-properties fo:font-size="12pt" officeooo:rsid="000c9a58" officeooo:paragraph-rsid="000c9a58" style:font-size-asian="12pt" style:font-size-complex="12pt"/>
    </style:style>
    <style:style style:name="P16" style:family="paragraph" style:parent-style-name="Standard">
      <style:text-properties fo:font-size="12pt" officeooo:rsid="0007d7ee" officeooo:paragraph-rsid="0007d7ee" style:font-size-asian="12pt" style:font-size-complex="12pt"/>
    </style:style>
    <style:style style:name="P17" style:family="paragraph" style:parent-style-name="Standard">
      <style:text-properties fo:font-size="12pt" officeooo:rsid="0007d7ee" officeooo:paragraph-rsid="001ebeea" style:font-size-asian="12pt" style:font-size-complex="12pt"/>
    </style:style>
    <style:style style:name="P18" style:family="paragraph" style:parent-style-name="Standard">
      <style:text-properties fo:font-size="12pt" officeooo:rsid="00272ada" officeooo:paragraph-rsid="00272ada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29289f" officeooo:paragraph-rsid="0029289f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style="normal" officeooo:rsid="002e12b7" officeooo:paragraph-rsid="002e12b7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text-properties officeooo:paragraph-rsid="000c9a58"/>
    </style:style>
    <style:style style:name="P22" style:family="paragraph" style:parent-style-name="Standard" style:list-style-name="L8">
      <style:text-properties officeooo:paragraph-rsid="00220e9c"/>
    </style:style>
    <style:style style:name="P23" style:family="paragraph" style:parent-style-name="Standard" style:list-style-name="L8">
      <style:text-properties officeooo:paragraph-rsid="0023d47b"/>
    </style:style>
    <style:style style:name="P24" style:family="paragraph" style:parent-style-name="Standard">
      <style:text-properties officeooo:paragraph-rsid="0023d47b"/>
    </style:style>
    <style:style style:name="P2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72ada" officeooo:paragraph-rsid="00272ada" style:font-size-asian="12pt" style:font-size-complex="12pt"/>
    </style:style>
    <style:style style:name="P26" style:family="paragraph" style:parent-style-name="Standard">
      <style:text-properties officeooo:paragraph-rsid="0007d7e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officeooo:paragraph-rsid="000c9a58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officeooo:paragraph-rsid="000ca290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officeooo:paragraph-rsid="0012e8cb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eea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101b" style:font-style-asian="italic" style:font-style-complex="italic"/>
    </style:style>
    <style:style style:name="T5" style:family="text">
      <style:text-properties fo:font-style="italic" officeooo:rsid="00206f48" style:font-style-asian="italic" style:font-style-complex="italic"/>
    </style:style>
    <style:style style:name="T6" style:family="text">
      <style:text-properties fo:font-style="italic" fo:font-weight="normal" officeooo:rsid="001d8ca0" style:font-style-asian="italic" style:font-weight-asian="normal" style:font-style-complex="italic" style:font-weight-complex="normal"/>
    </style:style>
    <style:style style:name="T7" style:family="text">
      <style:text-properties officeooo:rsid="000a89ad"/>
    </style:style>
    <style:style style:name="T8" style:family="text">
      <style:text-properties fo:color="#3f7f5f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000000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style="italic" style:font-size-asian="10pt" style:font-style-asian="italic" style:font-style-complex="italic"/>
    </style:style>
    <style:style style:name="T13" style:family="text">
      <style:text-properties fo:color="#000000" style:font-name="Monospace" fo:font-size="10pt" fo:font-style="italic" officeooo:rsid="00220e9c" style:font-size-asian="10pt" style:font-style-asian="italic" style:font-size-complex="12pt" style:font-style-complex="italic"/>
    </style:style>
    <style:style style:name="T14" style:family="text">
      <style:text-properties fo:color="#000000" officeooo:rsid="000c9a58"/>
    </style:style>
    <style:style style:name="T15" style:family="text">
      <style:text-properties fo:color="#000000" officeooo:rsid="00115ef2"/>
    </style:style>
    <style:style style:name="T16" style:family="text">
      <style:text-properties fo:color="#000000" officeooo:rsid="0015a11e"/>
    </style:style>
    <style:style style:name="T17" style:family="text">
      <style:text-properties fo:color="#000000" style:font-name="Times New Roman" fo:font-size="12pt" style:text-underline-style="none" style:font-size-asian="12pt" style:font-size-complex="12pt"/>
    </style:style>
    <style:style style:name="T18" style:family="text">
      <style:text-properties fo:color="#000000" style:font-name="Times New Roman" fo:font-size="12pt" style:text-underline-style="none" officeooo:rsid="000ca290" style:font-size-asian="12pt" style:font-size-complex="12pt"/>
    </style:style>
    <style:style style:name="T19" style:family="text">
      <style:text-properties fo:color="#000000" style:font-name="Times New Roman" fo:font-size="12pt" style:text-underline-style="none" officeooo:rsid="000ef800" style:font-size-asian="12pt" style:font-size-complex="12pt"/>
    </style:style>
    <style:style style:name="T20" style:family="text">
      <style:text-properties fo:color="#000000" style:font-name="Times New Roman" fo:font-size="12pt" style:text-underline-style="none" officeooo:rsid="000ff9f1" style:font-size-asian="12pt" style:font-size-complex="12pt"/>
    </style:style>
    <style:style style:name="T21" style:family="text">
      <style:text-properties fo:color="#000000" style:font-name="Times New Roman" fo:font-size="12pt" style:text-underline-style="none" officeooo:rsid="0012e8cb" style:font-size-asian="12pt" style:font-size-complex="12pt"/>
    </style:style>
    <style:style style:name="T22" style:family="text">
      <style:text-properties fo:color="#000000" style:font-name="Times New Roman" fo:font-size="12pt" style:text-underline-style="none" officeooo:rsid="0014dfcd" style:font-size-asian="12pt" style:font-size-complex="12pt"/>
    </style:style>
    <style:style style:name="T23" style:family="text">
      <style:text-properties fo:color="#000000" style:font-name="Times New Roman" fo:font-size="12pt" fo:font-style="italic" officeooo:rsid="00220e9c" style:font-size-asian="12pt" style:font-style-asian="italic" style:font-size-complex="12pt" style:font-style-complex="italic"/>
    </style:style>
    <style:style style:name="T24" style:family="text">
      <style:text-properties fo:color="#000000" style:font-name="Times New Roman" fo:font-size="12pt" fo:font-style="italic" officeooo:rsid="0023d47b" style:font-size-asian="12pt" style:font-style-asian="italic" style:font-size-complex="12pt" style:font-style-complex="italic"/>
    </style:style>
    <style:style style:name="T25" style:family="text">
      <style:text-properties fo:color="#000000" style:font-name="Times New Roman" fo:font-size="12pt" fo:font-style="normal" officeooo:rsid="00220e9c" style:font-size-asian="12pt" style:font-style-asian="normal" style:font-size-complex="12pt" style:font-style-complex="normal"/>
    </style:style>
    <style:style style:name="T26" style:family="text">
      <style:text-properties fo:color="#000000" style:font-name="Times New Roman" fo:font-size="12pt" fo:font-style="normal" officeooo:rsid="0023d47b" style:font-size-asian="12pt" style:font-style-asian="normal" style:font-size-complex="12pt" style:font-style-complex="normal"/>
    </style:style>
    <style:style style:name="T27" style:family="text">
      <style:text-properties fo:color="#000000" style:font-name="Times New Roman" fo:font-size="12pt" fo:font-style="normal" officeooo:rsid="0026125a" style:font-size-asian="12pt" style:font-style-asian="normal" style:font-size-complex="12pt" style:font-style-complex="normal"/>
    </style:style>
    <style:style style:name="T28" style:family="text">
      <style:text-properties fo:color="#000000" style:font-name="Times New Roman" fo:font-size="12pt" fo:font-style="normal" officeooo:rsid="00261736" style:font-size-asian="12pt" style:font-style-asian="normal" style:font-size-complex="12pt" style:font-style-complex="normal"/>
    </style:style>
    <style:style style:name="T29" style:family="text">
      <style:text-properties fo:color="#000000" officeooo:rsid="0019754d"/>
    </style:style>
    <style:style style:name="T30" style:family="text">
      <style:text-properties fo:color="#000000" officeooo:rsid="001b58d0"/>
    </style:style>
    <style:style style:name="T31" style:family="text">
      <style:text-properties fo:color="#000000" officeooo:rsid="001b5ead"/>
    </style:style>
    <style:style style:name="T32" style:family="text">
      <style:text-properties fo:font-size="12pt" officeooo:rsid="000c9a58" style:font-size-asian="12pt" style:font-size-complex="12pt"/>
    </style:style>
    <style:style style:name="T33" style:family="text">
      <style:text-properties fo:font-size="12pt" officeooo:rsid="00220e9c" style:font-size-asian="12pt" style:font-size-complex="12pt"/>
    </style:style>
    <style:style style:name="T34" style:family="text">
      <style:text-properties fo:font-size="12pt" officeooo:rsid="0023d47b" style:font-size-asian="12pt" style:font-size-complex="12pt"/>
    </style:style>
    <style:style style:name="T35" style:family="text">
      <style:text-properties fo:font-size="12pt" officeooo:rsid="0007d7ee" style:font-size-asian="12pt" style:font-size-complex="12pt"/>
    </style:style>
    <style:style style:name="T36" style:family="text">
      <style:text-properties style:font-name="Times New Roman" fo:font-size="12pt" style:text-underline-style="none" officeooo:rsid="000ca290" style:font-size-asian="12pt" style:font-size-complex="12pt"/>
    </style:style>
    <style:style style:name="T37" style:family="text">
      <style:text-properties fo:color="#646464" style:font-name="Monospace" fo:font-size="10pt" style:font-size-asian="10pt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T39" style:family="text">
      <style:text-properties fo:color="#0000c0" style:font-name="Monospace" fo:font-size="10pt" style:font-size-asian="10pt"/>
    </style:style>
    <style:style style:name="T40" style:family="text">
      <style:text-properties fo:color="#2a00ff" style:font-name="Monospace" fo:font-size="10pt" style:font-size-asian="10pt"/>
    </style:style>
    <style:style style:name="T41" style:family="text">
      <style:text-properties fo:color="#6a3e3e" style:font-name="Monospace" fo:font-size="10pt" style:font-size-asian="10pt"/>
    </style:style>
    <style:style style:name="T42" style:family="text">
      <style:text-properties fo:color="#6a3e3e" style:font-name="Monospace" fo:font-size="10pt" fo:font-style="italic" style:font-size-asian="10pt" style:font-style-asian="italic" style:font-style-complex="itali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bbd7b" style:font-weight-asian="normal" style:font-weight-complex="normal"/>
    </style:style>
    <style:style style:name="T45" style:family="text">
      <style:text-properties fo:font-weight="normal" officeooo:rsid="001c29dd" style:font-weight-asian="normal" style:font-weight-complex="normal"/>
    </style:style>
    <style:style style:name="T46" style:family="text">
      <style:text-properties fo:font-weight="normal" officeooo:rsid="001d8ca0" style:font-weight-asian="normal" style:font-weight-complex="normal"/>
    </style:style>
    <style:style style:name="T47" style:family="text">
      <style:text-properties officeooo:rsid="002bfdc3"/>
    </style:style>
    <style:style style:name="T48" style:family="text">
      <style:text-properties officeooo:rsid="002e634a"/>
    </style:style>
    <style:style style:name="T49" style:family="text">
      <style:text-properties officeooo:rsid="003007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AGNE el hadji Malick</text:p>
      <text:p text:style-name="P25">OZEER Umar</text:p>
      <text:p text:style-name="P13"/>
      <text:p text:style-name="P19">RAPPORT DU PROJET JML</text:p>
      <text:p text:style-name="P19"/>
      <text:p text:style-name="P13"/>
      <text:p text:style-name="P12"><text:span text:style-name="T1">Question 1</text:span> : <text:span text:style-name="T3">Lecture et test d'invariant</text:span></text:p>
      <text:p text:style-name="P12"/>
      <text:p text:style-name="P15">Explication de chaque invariant .</text:p>
      <text:list xml:id="list4554915719030791936" text:style-name="L1">
        <text:list-item>
          <text:p text:style-name="P21"><text:span text:style-name="T32">Invariant 1 :</text:span></text:p>
        </text:list-item>
      </text:list>
      <text:p text:style-name="P1"><text:span text:style-name="T8"><text:tab/>/*@ public invariant // Prop 1</text:span></text:p>
      <text:p text:style-name="P28"><text:span text:style-name="T8"><text:tab/> <text:s text:c="2"/>@ (0 &lt;= nb_inc &amp;&amp; nb_inc &lt; 50);</text:span></text:p>
      <text:p text:style-name="P29"><text:span text:style-name="T8"><text:s text:c="4"/><text:tab/> <text:s text:c="2"/>@*/</text:span></text:p>
      <text:p text:style-name="P29"/>
      <text:p text:style-name="P29"><text:span text:style-name="T10"><text:tab/> </text:span><text:span text:style-name="T14">L</text:span><text:span text:style-name="T10">e nombre de paires de produits incompatible est compris entre 0 et 50</text:span></text:p>
      <text:p text:style-name="P30"><text:span text:style-name="T10"><text:s text:c="2"/></text:span></text:p>
      <text:list xml:id="list290376860193434586" text:style-name="L2">
        <text:list-item>
          <text:p text:style-name="P6"><text:span text:style-name="T18">Invariant 2 :</text:span><text:span text:style-name="T17"> <text:s/></text:span></text:p>
        </text:list-item>
      </text:list>
      <text:p text:style-name="P28"><text:span text:style-name="T10"><text:s text:c="3"/><text:tab/> </text:span><text:span text:style-name="T8">/*@ public invariant // Prop 2</text:span></text:p>
      <text:p text:style-name="P28"><text:span text:style-name="T8"><text:s text:c="3"/><text:tab/> <text:s text:c="3"/>@ (0 &lt;= nb_assign &amp;&amp; nb_assign &lt; 30);</text:span></text:p>
      <text:p text:style-name="P28"><text:span text:style-name="T8"><text:s text:c="3"/><text:tab/> <text:s text:c="3"/>@*/</text:span></text:p>
      <text:p text:style-name="P28"><text:span text:style-name="T10"><text:s text:c="4"/></text:span></text:p>
      <text:p text:style-name="P28"><text:span text:style-name="T10"><text:tab/> le nombre de produits affectés dans les </text:span><text:span text:style-name="T30">bâtiments</text:span><text:span text:style-name="T10"> est compris entre 0 et 50</text:span></text:p>
      <text:p text:style-name="P30"><text:span text:style-name="T10"><text:s text:c="2"/></text:span></text:p>
      <text:list xml:id="list5866142937469210960" text:style-name="L3">
        <text:list-item>
          <text:p text:style-name="P7"><text:span text:style-name="T36">Invariant 3 :</text:span></text:p>
        </text:list-item>
      </text:list>
      <text:p text:style-name="P30"><text:span text:style-name="T10"><text:s text:c="2"/><text:tab/></text:span><text:span text:style-name="T8">/*@ public invariant // Prop 3</text:span></text:p>
      <text:p text:style-name="P28"><text:span text:style-name="T8"><text:s text:c="6"/><text:tab/> <text:s text:c="2"/>@ (\forall int i; 0 &lt;= i &amp;&amp; i &lt; nb_inc; </text:span></text:p>
      <text:p text:style-name="P28"><text:span text:style-name="T8"><text:s text:c="17"/>@ incomp[i][0].startsWith("Prod") &amp;&amp; incomp[i][1].startsWith("Prod"));</text:span></text:p>
      <text:p text:style-name="P28"><text:span text:style-name="T8"><text:s text:c="6"/><text:tab/> <text:s/>@*/</text:span></text:p>
      <text:p text:style-name="P28"><text:span text:style-name="T10"><text:s text:c="4"/></text:span></text:p>
      <text:p text:style-name="P28"><text:span text:style-name="T10"><text:tab/> Les produits incompatibles ont un nom qui commence par "Prod"</text:span></text:p>
      <text:p text:style-name="P28"><text:span text:style-name="T10"><text:s text:c="4"/></text:span></text:p>
      <text:list xml:id="list2068295838124570769" text:style-name="L4">
        <text:list-item>
          <text:p text:style-name="P8"><text:span text:style-name="T19">Invariant 4 :</text:span></text:p>
        </text:list-item>
      </text:list>
      <text:p text:style-name="P28"><text:span text:style-name="T10"><text:s/><text:tab/></text:span><text:span text:style-name="T8">/*@ public invariant // Prop 4</text:span></text:p>
      <text:p text:style-name="P28"><text:span text:style-name="T8"><text:s text:c="6"/><text:tab/> <text:s text:c="2"/>@ (\forall int i; 0 &lt;= i &amp;&amp; i &lt; nb_assign; </text:span></text:p>
      <text:p text:style-name="P28"><text:span text:style-name="T8"><text:s text:c="10"/><text:tab/> <text:s text:c="2"/>@ assign[i][0].startsWith("Bat") &amp;&amp; assign[i][1].startsWith("Prod"));</text:span></text:p>
      <text:p text:style-name="P31"><text:span text:style-name="T8"><text:s text:c="6"/><text:tab/> <text:s text:c="2"/>@*/</text:span></text:p>
      <text:p text:style-name="P31"><text:span text:style-name="T10"><text:tab/>Les noms des </text:span><text:span text:style-name="T31">bâtiments</text:span><text:span text:style-name="T10"> commencent par "Bat" et les produits qui leur sont assignés <text:s/>commence par "Prod".</text:span></text:p>
      <text:p text:style-name="P32"><text:s text:c="4"/></text:p>
      <text:list xml:id="list5180877927378248340" text:style-name="L5">
        <text:list-item>
          <text:p text:style-name="P9"><text:span text:style-name="T20">Invariant 5 :</text:span></text:p>
        </text:list-item>
      </text:list>
      <text:p text:style-name="P28"><text:span text:style-name="T10"><text:s text:c="3"/><text:tab/> </text:span><text:span text:style-name="T8">/*@ public invariant // Prop 5</text:span></text:p>
      <text:p text:style-name="P28"><text:span text:style-name="T8"><text:s text:c="3"/><text:tab/> <text:s text:c="3"/>@ (\forall int i; 0 &lt;= i &amp;&amp; i &lt; nb_inc; !(incomp[i][0]).equals(incomp[i][1]));</text:span></text:p>
      <text:p text:style-name="P28"><text:span text:style-name="T8"><text:s text:c="3"/><text:tab/> <text:s text:c="3"/>@*/</text:span></text:p>
      <text:p text:style-name="P28"><text:span text:style-name="T15"><text:tab/>U</text:span><text:span text:style-name="T10">n produit ne peut pas </text:span><text:span text:style-name="T31">être</text:span><text:span text:style-name="T10"> incompatible avec </text:span><text:span text:style-name="T31">lui-même.</text:span></text:p>
      <text:p text:style-name="P28"/>
      <text:list xml:id="list4365986102496527817" text:style-name="L6">
        <text:list-item>
          <text:p text:style-name="P10"><text:span text:style-name="T21">Invariant 6 :</text:span><text:span text:style-name="T17"> <text:s text:c="3"/></text:span></text:p>
        </text:list-item>
      </text:list>
      <text:p text:style-name="P28"><text:span text:style-name="T10"><text:tab/> <text:s text:c="2"/></text:span><text:span text:style-name="T8">/*@ public invariant // Prop 6</text:span></text:p>
      <text:p text:style-name="P28"><text:span text:style-name="T8"><text:tab/> <text:s text:c="5"/>@ (\forall int i; 0 &lt;= i &amp;&amp; i &lt; nb_inc; </text:span></text:p>
      <text:p text:style-name="P28"><text:span text:style-name="T8"><text:tab/> <text:s text:c="5"/>@ <text:s text:c="7"/>(\exists int j; 0 &lt;= j &amp;&amp; j &lt; nb_inc; </text:span></text:p>
      <text:p text:style-name="P28"><text:span text:style-name="T8"><text:tab/> <text:s text:c="5"/>@ <text:s text:c="10"/>(incomp[i][0]).equals(incomp[j][1]) </text:span></text:p>
      <text:p text:style-name="P28"><text:span text:style-name="T8"><text:s text:c="3"/><text:tab/> <text:s text:c="5"/>@ <text:s text:c="13"/>&amp;&amp; (incomp[j][0]).equals(incomp[i][1]))); </text:span></text:p>
      <text:p text:style-name="P28"><text:span text:style-name="T8"><text:s text:c="3"/><text:tab/> <text:s text:c="5"/>@*/</text:span></text:p>
      <text:p text:style-name="P28"><text:soft-page-break/><text:span text:style-name="T10"><text:tab/>Pour un pair de produit A et B incompatible, on a forcement un paire B et A incompatible</text:span></text:p>
      <text:p text:style-name="P32"/>
      <text:p text:style-name="P32"/>
      <text:list xml:id="list3874301066394856016" text:style-name="L7">
        <text:list-item>
          <text:p text:style-name="P11"><text:span text:style-name="T22">Invariant 7 :</text:span><text:span text:style-name="T17"> <text:s text:c="3"/></text:span></text:p>
        </text:list-item>
      </text:list>
      <text:p text:style-name="P28"><text:span text:style-name="T10"><text:tab/> <text:s text:c="3"/></text:span><text:span text:style-name="T8">/*@ public invariant // Prop 7</text:span></text:p>
      <text:p text:style-name="P28"><text:span text:style-name="T8"><text:tab/> <text:s text:c="6"/>@ (\forall int i; 0 &lt;= i &amp;&amp; <text:s/>i &lt; nb_assign; </text:span></text:p>
      <text:p text:style-name="P28"><text:span text:style-name="T8"><text:tab/> <text:s text:c="6"/>@ <text:s text:c="4"/>(\forall int j; 0 &lt;= j &amp;&amp; j &lt; nb_assign; </text:span></text:p>
      <text:p text:style-name="P28"><text:span text:style-name="T8"><text:s text:c="2"/><text:tab/> <text:s text:c="6"/>@ <text:s text:c="7"/>(i != j &amp;&amp; (assign[i][0]).equals(assign [j][0])) ==&gt;</text:span></text:p>
      <text:p text:style-name="P28"><text:span text:style-name="T8"><text:s/><text:tab/> <text:s text:c="6"/>@ <text:s text:c="7"/>(\forall int k; 0 &lt;= k &amp;&amp; k &lt; nb_inc;</text:span></text:p>
      <text:p text:style-name="P28"><text:span text:style-name="T8"><text:s text:c="3"/><text:tab/> <text:s text:c="6"/>@ <text:s text:c="10"/>(!(assign[i][1]).equals(incomp[k][0])) </text:span></text:p>
      <text:p text:style-name="P28"><text:span text:style-name="T8"><text:s text:c="2"/><text:tab/> <text:s text:c="6"/>@ <text:s text:c="13"/>|| (!(assign[j][1]).equals(incomp[k][1])))));</text:span></text:p>
      <text:p text:style-name="P28"><text:span text:style-name="T8"><text:s text:c="3"/><text:tab/> <text:s text:c="6"/>@*/</text:span></text:p>
      <text:p text:style-name="P28"><text:span text:style-name="T16">O</text:span><text:span text:style-name="T10">n ne peut pas assigner deux produits qui sont incompatibles entre eux dans un </text:span><text:span text:style-name="T29">bâtiment.</text:span></text:p>
      <text:p text:style-name="P2"/>
      <text:p text:style-name="P3">Tests qui invalident chaque invariant : <text:span text:style-name="T43">Le </text:span><text:span text:style-name="T45">numéro</text:span><text:span text:style-name="T43"> de </text:span><text:span text:style-name="T44">séquence</text:span><text:span text:style-name="T43"> correspond </text:span><text:span text:style-name="T44">à celui de </text:span><text:span text:style-name="T43"><text:s/>l'invariant. </text:span><text:span text:style-name="T46">Les tests de l'invariant 1 et 2 utilisent la méthode </text:span><text:span text:style-name="T6">skip()</text:span><text:span text:style-name="T46"> pour être invalidé</text:span></text:p>
      <text:p text:style-name="P3"/>
      <text:p text:style-name="P4"><text:span text:style-name="T37"><text:s text:c="5"/></text:span></text:p>
      <text:p text:style-name="P4"><text:span text:style-name="T37"><text:s text:c="6"/>@Test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testSequence_1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/text:span><text:span text:style-name="T39">e</text:span><text:span text:style-name="T11">.</text:span><text:span text:style-name="T39">nb_inc</text:span><text:span text:style-name="T11"> = -1;</text:span></text:p>
      <text:p text:style-name="P27"><text:span text:style-name="T11"><text:tab/><text:tab/></text:span><text:span text:style-name="T39">e</text:span><text:span text:style-name="T11">.skip();</text:span></text:p>
      <text:p text:style-name="P27"><text:span text:style-name="T11"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handleJMLAssertionError(</text:span><text:span text:style-name="T41">e</text:span><text:span text:style-name="T11">);<text:tab/><text:tab/></text:span></text:p>
      <text:p text:style-name="P27"><text:span text:style-name="T11"><text:tab/>} <text:s/></text:span></text:p>
      <text:p text:style-name="P27"><text:span text:style-name="T11"><text:tab/>}</text:span></text:p>
      <text:p text:style-name="P27"><text:span text:style-name="T11"><text:tab/></text:span></text:p>
      <text:p text:style-name="P27"><text:span text:style-name="T11"><text:tab/></text:span><text:span text:style-name="T37">@Test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testSequence_2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text:tab/></text:span><text:span text:style-name="T39">e</text:span><text:span text:style-name="T11">.</text:span><text:span text:style-name="T39">nb_assign</text:span><text:span text:style-name="T11"> = 35;</text:span></text:p>
      <text:p text:style-name="P27"><text:span text:style-name="T11"><text:tab/><text:tab/><text:tab/></text:span><text:span text:style-name="T39">e</text:span><text:span text:style-name="T11">.skip();</text:span></text:p>
      <text:p text:style-name="P27"><text:span text:style-name="T11"><text:tab/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<text:tab/>handleJMLAssertionError(</text:span><text:span text:style-name="T41">e</text:span><text:span text:style-name="T11">);<text:tab/><text:tab/></text:span></text:p>
      <text:p text:style-name="P27"><text:span text:style-name="T11"><text:tab/><text:tab/>} <text:s/></text:span></text:p>
      <text:p text:style-name="P27"><text:span text:style-name="T11"><text:tab/>}</text:span></text:p>
      <text:p text:style-name="P4"/>
      <text:p text:style-name="P4"/>
      <text:p text:style-name="P4"><text:span text:style-name="T37"><text:tab/>@Test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testSequence_3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text:tab/></text:span><text:span text:style-name="T39">e</text:span><text:span text:style-name="T11">.add_incomp(</text:span><text:span text:style-name="T40">"Prod_C4"</text:span><text:span text:style-name="T11">, </text:span><text:span text:style-name="T40">"GunPowder"</text:span><text:span text:style-name="T11">);</text:span></text:p>
      <text:p text:style-name="P27"><text:span text:style-name="T11"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handleJMLAssertionError(</text:span><text:span text:style-name="T41">e</text:span><text:span text:style-name="T11">);<text:tab/><text:tab/></text:span></text:p>
      <text:p text:style-name="P27"><text:span text:style-name="T11"><text:tab/>} <text:s/></text:span></text:p>
      <text:p text:style-name="P27"><text:span text:style-name="T11"><text:tab/>}</text:span></text:p>
      <text:p text:style-name="P27"><text:span text:style-name="T11"><text:tab/></text:span></text:p>
      <text:p text:style-name="P27"><text:span text:style-name="T11"><text:tab/></text:span><text:span text:style-name="T37">@Test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<text:s/>testSequence_4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text:tab/></text:span><text:span text:style-name="T39">e</text:span><text:span text:style-name="T11">.add_assign(</text:span><text:span text:style-name="T40">"some_building"</text:span><text:span text:style-name="T11">, </text:span><text:span text:style-name="T40">"Carbonite"</text:span><text:span text:style-name="T11">);</text:span></text:p>
      <text:p text:style-name="P27"><text:span text:style-name="T11"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handleJMLAssertionError(</text:span><text:span text:style-name="T41">e</text:span><text:span text:style-name="T11">);<text:tab/><text:tab/></text:span></text:p>
      <text:p text:style-name="P27"><text:soft-page-break/><text:span text:style-name="T11"><text:tab/>} <text:s/></text:span></text:p>
      <text:p text:style-name="P27"><text:span text:style-name="T11"><text:tab/>}</text:span></text:p>
      <text:p text:style-name="P27"><text:span text:style-name="T11"><text:tab/></text:span><text:span text:style-name="T37">@Test</text:span><text:span text:style-name="T11"> 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testSequence_5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text:tab/></text:span><text:span text:style-name="T39">e</text:span><text:span text:style-name="T11">.add_incomp(</text:span><text:span text:style-name="T40">"Prod_Fire"</text:span><text:span text:style-name="T11">, </text:span><text:span text:style-name="T40">"Prod_Fire"</text:span><text:span text:style-name="T11">);</text:span></text:p>
      <text:p text:style-name="P27"><text:span text:style-name="T11"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handleJMLAssertionError(</text:span><text:span text:style-name="T41">e</text:span><text:span text:style-name="T11">);<text:tab/><text:tab/></text:span></text:p>
      <text:p text:style-name="P27"><text:span text:style-name="T11"><text:tab/>} <text:s/></text:span></text:p>
      <text:p text:style-name="P27"><text:span text:style-name="T11"><text:tab/>}</text:span></text:p>
      <text:p text:style-name="P27"><text:span text:style-name="T11"><text:tab/></text:span></text:p>
      <text:p text:style-name="P27"><text:span text:style-name="T11"><text:tab/></text:span><text:span text:style-name="T37">@Test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testSequence_6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text:tab/></text:span><text:span text:style-name="T39">e</text:span><text:span text:style-name="T11">.</text:span><text:span text:style-name="T39">incomp</text:span><text:span text:style-name="T11">[1][0] = </text:span><text:span text:style-name="T40">"Prod_abc"</text:span><text:span text:style-name="T11">;</text:span></text:p>
      <text:p text:style-name="P27"><text:span text:style-name="T11"><text:tab/><text:tab/><text:tab/></text:span><text:span text:style-name="T39">e</text:span><text:span text:style-name="T11">.</text:span><text:span text:style-name="T39">incomp</text:span><text:span text:style-name="T11">[1][1] = </text:span><text:span text:style-name="T40">"Pro_kjn"</text:span><text:span text:style-name="T11">;</text:span></text:p>
      <text:p text:style-name="P27"><text:span text:style-name="T11"><text:tab/><text:tab/><text:tab/></text:span><text:span text:style-name="T9">//e.add_incomp("Prod_kl", "Prod_hm");</text:span></text:p>
      <text:p text:style-name="P27"><text:span text:style-name="T11"><text:tab/><text:tab/><text:tab/></text:span><text:span text:style-name="T39">e</text:span><text:span text:style-name="T11">.skip();</text:span></text:p>
      <text:p text:style-name="P27"><text:span text:style-name="T11"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handleJMLAssertionError(</text:span><text:span text:style-name="T41">e</text:span><text:span text:style-name="T11">);</text:span></text:p>
      <text:p text:style-name="P27"><text:span text:style-name="T11"><text:tab/><text:tab/>}</text:span></text:p>
      <text:p text:style-name="P27"><text:span text:style-name="T11"><text:tab/>}</text:span></text:p>
      <text:p text:style-name="P27"><text:span text:style-name="T37"/></text:p>
      <text:p text:style-name="P33"/>
      <text:p text:style-name="P27"><text:span text:style-name="T11"><text:tab/></text:span><text:span text:style-name="T37">@Test</text:span></text:p>
      <text:p text:style-name="P27"><text:span text:style-name="T11"><text:tab/></text:span><text:span text:style-name="T38">public</text:span><text:span text:style-name="T11"> </text:span><text:span text:style-name="T38">void</text:span><text:span text:style-name="T11"> testSequence_7(){</text:span></text:p>
      <text:p text:style-name="P27"><text:span text:style-name="T11"><text:tab/><text:tab/></text:span><text:span text:style-name="T38">try</text:span><text:span text:style-name="T11">{</text:span></text:p>
      <text:p text:style-name="P27"><text:span text:style-name="T11"><text:tab/><text:tab/><text:tab/></text:span><text:span text:style-name="T39">e</text:span><text:span text:style-name="T11">=</text:span><text:span text:style-name="T38">new</text:span><text:span text:style-name="T11"> Explosives();</text:span></text:p>
      <text:p text:style-name="P27"><text:span text:style-name="T11"><text:tab/><text:tab/><text:tab/></text:span><text:span text:style-name="T39">e</text:span><text:span text:style-name="T11">.add_incomp(</text:span><text:span text:style-name="T40">"Prod_C4"</text:span><text:span text:style-name="T11">, </text:span><text:span text:style-name="T40">"Prod_Dynamite"</text:span><text:span text:style-name="T11">);</text:span></text:p>
      <text:p text:style-name="P27"><text:span text:style-name="T11"><text:tab/><text:tab/><text:tab/></text:span><text:span text:style-name="T39">e</text:span><text:span text:style-name="T11">.add_assign(</text:span><text:span text:style-name="T40">"Bat_One"</text:span><text:span text:style-name="T11">, </text:span><text:span text:style-name="T40">"Prod_C4"</text:span><text:span text:style-name="T11">);</text:span></text:p>
      <text:p text:style-name="P27"><text:span text:style-name="T11"><text:tab/><text:tab/><text:tab/></text:span><text:span text:style-name="T39">e</text:span><text:span text:style-name="T11">.add_assign(</text:span><text:span text:style-name="T40">"Bat_One"</text:span><text:span text:style-name="T11">, </text:span><text:span text:style-name="T40">"Prod_Dynamite"</text:span><text:span text:style-name="T11">);</text:span></text:p>
      <text:p text:style-name="P27"><text:span text:style-name="T11"><text:tab/><text:tab/>}</text:span><text:span text:style-name="T38">catch</text:span><text:span text:style-name="T11">(JmlAssertionError </text:span><text:span text:style-name="T41">e</text:span><text:span text:style-name="T11">){</text:span></text:p>
      <text:p text:style-name="P27"><text:span text:style-name="T11"><text:tab/><text:tab/><text:tab/>handleJMLAssertionError(</text:span><text:span text:style-name="T41">e</text:span><text:span text:style-name="T11">);<text:tab/><text:tab/></text:span></text:p>
      <text:p text:style-name="P27"><text:span text:style-name="T11"><text:tab/>} <text:s/></text:span></text:p>
      <text:p text:style-name="P27"><text:span text:style-name="T11"><text:tab/>}</text:span></text:p>
      <text:p text:style-name="P3"/>
      <text:p text:style-name="P5"/>
      <text:p text:style-name="P17"><text:span text:style-name="T1">Question </text:span><text:span text:style-name="T2">2</text:span><text:span text:style-name="T1"> :</text:span> <text:span text:style-name="T5">Calcul de précondition</text:span><text:span text:style-name="T3"> </text:span></text:p>
      <text:list xml:id="list6880230148638764946" text:style-name="L8">
        <text:list-item>
          <text:p text:style-name="P22"><text:span text:style-name="T33">La </text:span><text:span text:style-name="T34">précondition</text:span><text:span text:style-name="T33"> de la </text:span><text:span text:style-name="T34">méthode</text:span><text:span text:style-name="T33"> </text:span><text:span text:style-name="T12">add_incomp(String </text:span><text:span text:style-name="T42">prod1</text:span><text:span text:style-name="T12">, String </text:span><text:span text:style-name="T42">prod2</text:span><text:span text:style-name="T12">) </text:span><text:span text:style-name="T25">doit s'assurer que le nom des deux commence bien par « </text:span><text:span text:style-name="T23">prod » </text:span><text:span text:style-name="T25">et que les deux produits ne sont pas identiques.</text:span></text:p>
        </text:list-item>
        <text:list-item>
          <text:p text:style-name="P23"><text:span text:style-name="T33">La </text:span><text:span text:style-name="T34">précondition</text:span><text:span text:style-name="T33"> de la </text:span><text:span text:style-name="T34">méthode</text:span><text:span text:style-name="T33"> </text:span><text:span text:style-name="T12">add_assign(String </text:span><text:span text:style-name="T42">bat</text:span><text:span text:style-name="T12">, String </text:span><text:span text:style-name="T42">prod</text:span><text:span text:style-name="T12">)</text:span><text:span text:style-name="T13"> </text:span><text:span text:style-name="T25">doit s'assurer que </text:span><text:span text:style-name="T26">le nom du bâtiment commence par </text:span><text:span text:style-name="T24">bat </text:span><text:span text:style-name="T26">et <text:s/>que ce dernier ne contient pas un produit qui est incompatible à celui qu'on veut ajouter. </text:span></text:p>
        </text:list-item>
      </text:list>
      <text:p text:style-name="P2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<text:bookmark-start text:name="__DdeLink__1110_1023168778"/><text:span text:style-name="T1">Question 3 :</text:span> <text:span text:style-name="T3">Recherche d'un </text:span><text:span text:style-name="T4">bâtiment</text:span><text:span text:style-name="T3"> </text:span></text:p>
      <text:p text:style-name="P16"/>
      <text:p text:style-name="P16"><text:span text:style-name="T9">//@requires prod.startsWith("Prod");</text:span></text:p>
      <text:p text:style-name="P33"/>
      <text:p text:style-name="P27"><text:span text:style-name="T11"><text:s text:c="4"/></text:span><text:span text:style-name="T9">/*@ensures</text:span></text:p>
      <text:p text:style-name="P27"><text:span text:style-name="T9"><text:s text:c="6"/>@ <text:s text:c="7"/>(\forall int i; 0 &lt;= i &amp;&amp; i &lt; nb_assign;</text:span></text:p>
      <text:p text:style-name="P27"><text:span text:style-name="T9"><text:s text:c="6"/>@ <text:s text:c="10"/>(assign[i][0].equals(\result))</text:span></text:p>
      <text:p text:style-name="P27"><text:span text:style-name="T9"><text:tab/>@<text:tab/><text:tab/><text:tab/><text:tab/><text:tab/>&amp;&amp; (compatible(assign[i][1], prod)));</text:span></text:p>
      <text:p text:style-name="P27"><text:span text:style-name="T9"><text:s text:c="6"/>@*/</text:span></text:p>
      <text:p text:style-name="P16"/>
      <text:p text:style-name="P26"><text:span text:style-name="T35"><text:s/></text:span><text:span text:style-name="T38">public</text:span><text:span text:style-name="T11"> String findBat(String </text:span><text:span text:style-name="T41">prod</text:span><text:span text:style-name="T11">){</text:span></text:p>
      <text:p text:style-name="P27"><text:span text:style-name="T11"><text:s text:c="4"/><text:tab/></text:span><text:span text:style-name="T9">// On parcours la liste assign et pour chaque batiment on test </text:span></text:p>
      <text:p text:style-name="P27"><text:span text:style-name="T11"><text:s text:c="4"/><text:tab/></text:span><text:span text:style-name="T9">//tous les produits qu'ils contient s'ils sont compatibles avec le produit <text:tab/>//en parametre</text:span></text:p>
      <text:p text:style-name="P27"><text:span text:style-name="T11"><text:tab/><text:tab/></text:span><text:span text:style-name="T38">for</text:span><text:span text:style-name="T11"> (</text:span><text:span text:style-name="T38">int</text:span><text:span text:style-name="T11"> </text:span><text:span text:style-name="T41">i</text:span><text:span text:style-name="T11"> = 0; </text:span><text:span text:style-name="T41">i</text:span><text:span text:style-name="T11"> &lt; </text:span><text:span text:style-name="T39">nb_assign</text:span><text:span text:style-name="T11">; </text:span><text:span text:style-name="T41">i</text:span><text:span text:style-name="T11">++) {</text:span></text:p>
      <text:p text:style-name="P27"><text:span text:style-name="T11"><text:tab/><text:tab/><text:tab/></text:span><text:span text:style-name="T38">boolean</text:span><text:span text:style-name="T11"> </text:span><text:span text:style-name="T41">b</text:span><text:span text:style-name="T11"> = </text:span><text:span text:style-name="T38">true</text:span><text:span text:style-name="T11">;</text:span></text:p>
      <text:p text:style-name="P27"><text:span text:style-name="T11"><text:tab/><text:tab/><text:tab/></text:span><text:span text:style-name="T38">for</text:span><text:span text:style-name="T11"> (</text:span><text:span text:style-name="T38">int</text:span><text:span text:style-name="T11"> </text:span><text:span text:style-name="T41">j</text:span><text:span text:style-name="T11"> = 0; </text:span><text:span text:style-name="T41">b</text:span><text:span text:style-name="T11"> == </text:span><text:span text:style-name="T38">true</text:span><text:span text:style-name="T11"> &amp;&amp; </text:span><text:span text:style-name="T41">j</text:span><text:span text:style-name="T11"> &lt; </text:span><text:span text:style-name="T39">nb_assign</text:span><text:span text:style-name="T11">; </text:span><text:span text:style-name="T41">j</text:span><text:span text:style-name="T11">++) {</text:span></text:p>
      <text:p text:style-name="P33"/>
      <text:p text:style-name="P27"><text:span text:style-name="T11"><text:tab/><text:tab/><text:tab/><text:tab/></text:span><text:span text:style-name="T38">if</text:span><text:span text:style-name="T11"> (</text:span><text:span text:style-name="T39">assign</text:span><text:span text:style-name="T11">[</text:span><text:span text:style-name="T41">i</text:span><text:span text:style-name="T11">][0].equals(</text:span><text:span text:style-name="T39">assign</text:span><text:span text:style-name="T11">[</text:span><text:span text:style-name="T41">j</text:span><text:span text:style-name="T11">][0])</text:span></text:p>
      <text:p text:style-name="P27"><text:span text:style-name="T11"><text:tab/><text:tab/><text:tab/><text:tab/><text:tab/><text:tab/>&amp;&amp; !compatible(</text:span><text:span text:style-name="T39">assign</text:span><text:span text:style-name="T11">[</text:span><text:span text:style-name="T41">j</text:span><text:span text:style-name="T11">][1], </text:span><text:span text:style-name="T41">prod</text:span><text:span text:style-name="T11">))</text:span></text:p>
      <text:p text:style-name="P27"><text:span text:style-name="T11"><text:tab/><text:tab/><text:tab/><text:tab/><text:tab/></text:span><text:span text:style-name="T41">b</text:span><text:span text:style-name="T11"> = </text:span><text:span text:style-name="T38">false</text:span><text:span text:style-name="T11">;</text:span></text:p>
      <text:p text:style-name="P33"/>
      <text:p text:style-name="P27"><text:span text:style-name="T11"><text:tab/><text:tab/><text:tab/>}</text:span></text:p>
      <text:p text:style-name="P33"/>
      <text:p text:style-name="P27"><text:span text:style-name="T11"><text:tab/><text:tab/><text:tab/></text:span><text:span text:style-name="T38">if</text:span><text:span text:style-name="T11"> (</text:span><text:span text:style-name="T41">b</text:span><text:span text:style-name="T11">)</text:span></text:p>
      <text:p text:style-name="P27"><text:span text:style-name="T11"><text:tab/><text:tab/><text:tab/><text:tab/></text:span><text:span text:style-name="T38">return</text:span><text:span text:style-name="T11"> </text:span><text:span text:style-name="T39">assign</text:span><text:span text:style-name="T11">[</text:span><text:span text:style-name="T41">i</text:span><text:span text:style-name="T11">][0];</text:span></text:p>
      <text:p text:style-name="P27"><text:span text:style-name="T11"><text:tab/><text:tab/>}</text:span></text:p>
      <text:p text:style-name="P27"><text:span text:style-name="T11"><text:tab/><text:tab/></text:span><text:span text:style-name="T38">return</text:span><text:span text:style-name="T11"> </text:span><text:span text:style-name="T38">null</text:span><text:span text:style-name="T11">;</text:span></text:p>
      <text:p text:style-name="P27"><text:span text:style-name="T11"><text:s text:c="4"/>}</text:span></text:p>
      <text:p text:style-name="P16"/>
      <text:p text:style-name="P20">La précondition consiste à passer en <text:span text:style-name="T48">paramètre</text:span> un produit qui commence par <text:span text:style-name="T3">prod. </text:span><text:s/>Pour la postcondition on doit s'assurer que tous les produits contenus dans le <text:span text:style-name="T48">bâtiment</text:span> retourn<text:span text:style-name="T49">é</text:span> sont compatibles avec le produit passé en param<text:span text:style-name="T48">è</text:span>tre.</text:p>
      <text:p text:style-name="P13">La solution simple consiste à <text:span text:style-name="T7">retourner</text:span> <text:span text:style-name="T47">null</text:span><text:bookmark-end text:name="__DdeLink__1110_1023168778"/><text:span text:style-name="T4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9:40:14.626447755</meta:creation-date>
    <dc:date>2015-11-03T01:15:42.215479890</dc:date>
    <meta:editing-duration>PT5H33M19S</meta:editing-duration>
    <meta:editing-cycles>55</meta:editing-cycles>
    <meta:generator>LibreOffice/4.2.8.2$Linux_X86_64 LibreOffice_project/420m0$Build-2</meta:generator>
    <meta:document-statistic meta:table-count="0" meta:image-count="0" meta:object-count="0" meta:page-count="4" meta:paragraph-count="158" meta:word-count="687" meta:character-count="5110" meta:non-whitespace-character-count="3928"/>
  </office:meta>
</office:document-meta>
</file>